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3"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left="0in" fo:margin-right="0in" fo:margin-top="0in" fo:margin-bottom="0in" loext:contextual-spacing="false" fo:line-height="138%" fo:text-indent="0.5in" style:auto-text-indent="false" style:writing-mode="lr-tb"/>
      <style:text-properties fo:font-weight="normal"/>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8cd343b0-4324-6a25-0c18-d19cb104b130"/>David Dunkovich</text:p>
      <text:p text:style-name="P1">Justin Espiritu</text:p>
      <text:p text:style-name="P1">Jacob Seymer</text:p>
      <text:p text:style-name="P1">Calvin Meier</text:p>
      <text:p text:style-name="P2">Team #1 Report</text:p>
      <text:p text:style-name="Text_20_body"/>
      <text:p text:style-name="P3">Before taking this course, some of our team members already had a background working with HTML and CSS. However, designing and creating the UWO WebClicker web app has thoroughly increased our knowledge of databases/queries, PHP, Javascript, and working as a squad; All of which are important to understand when trying to create a successful, dynamic website.</text:p>
      <text:p text:style-name="P3">Throughout this process there were problems to endure as a team. Specifically, it was difficult to merge our code together. Most of the time, things needed to be tweaked and thoroughly analyzed before our code worked together. This could’ve been avoided if our team was constantly working side-by-side but a lot of time was spent working individually outside of our meetings. A similar issue we had was the difficulty in cleaning up our directories. It showed us it’s bests to plan ahead, but it was difficult to account for all of our roadblocks ahead of time. </text:p>
      <text:p text:style-name="P4"><text:span text:style-name="T1">Our final big issue we had to overcome is the lack of response and effort from a teammate. Besides the increase in our workload, it was difficult to plan ahead not knowing if they would follow through. It left us confused as a team on what to do. This could of been avoided with upfront honesty. Our last day, which was originally designated to final touches, ended up needing to be spent fixing/incorporating late submitted code, 10:00pm on Saturday 12/10 to be exact.  The code did not use any queries from our already created database but used which we had to fix to use our database queries.  When we did connect to our databases it cause issues with executing all other query calls.  As said before much of this could have been avoided.<text:line-break/>Our group members had to balance these issues, exams, final projects, and their occupations throughout the duration of the project. The bugs within our app are mainly caused by our lack of time. Before going through the bugs, take note our website is responsive to a minimum of 360px which accounts for the smallest smart-phone. </text:span></text:p>
      <text:p text:style-name="P3">Some issues you may notice is validating certain pages using the self validation links will throw errors as the POST arrays are empty, however by direct input it validates. Another validation error is linear gradient fails the CSS validation even with correct syntax. With our time constraints, we were not able to implement the graph when an instructor is viewing a question. We believe we got very close if you would like to look at our bar graph code in our private directory. In the end we could not figure out to finally implement it. For now,  there is just a hard coded graph as a filler.  When adding code to a new question it ended up changing the formatting.  This could be fixed by adding another textbox or allowing imports of files for such code but unfortunately we were just short on time as this would have to change our database that already has data.</text:p>
      <text:p text:style-name="P1">As a group, we are proud of being able to have a completed project in spite of unexpected hurdles. <text:soft-page-break/> Other than the unexpected miscommunications with a teammate our communication with each other was on par.  Even though many of our group members did not have experience using github and merging files we were able to, as a team, learn a new program to merge files.    </text:p>
      <text:p text:style-name="Text_20_body"><text:span text:style-name="T2"><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19:15:54.857954158</meta:creation-date>
    <dc:date>2017-12-10T19:16:13.679733526</dc:date>
    <meta:editing-duration>PT19S</meta:editing-duration>
    <meta:editing-cycles>1</meta:editing-cycles>
    <meta:document-statistic meta:table-count="0" meta:image-count="0" meta:object-count="0" meta:page-count="2" meta:paragraph-count="11" meta:word-count="572" meta:character-count="3297" meta:non-whitespace-character-count="2718"/>
    <meta:generator>LibreOffice/4.4.3.2$Linux_X86_64 LibreOffice_project/40m0$Build-2</meta:generator>
  </office:meta>
</office:document-meta>
</file>